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3" svg:font-family="Arial" style:font-adornments="Regular"/>
    <style:font-face style:name="Arial2" svg:font-family="Arial, sans-serif"/>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24.843cm" fo:margin-left="0.404cm" table:align="left"/>
    </style:style>
    <style:style style:name="Table1.A" style:family="table-column">
      <style:table-column-properties style:column-width="12.303cm"/>
    </style:style>
    <style:style style:name="Table1.B" style:family="table-column">
      <style:table-column-properties style:column-width="0.901cm"/>
    </style:style>
    <style:style style:name="Table1.D" style:family="table-column">
      <style:table-column-properties style:column-width="0.988cm"/>
    </style:style>
    <style:style style:name="Table1.F" style:family="table-column">
      <style:table-column-properties style:column-width="1.011cm"/>
    </style:style>
    <style:style style:name="Table1.G" style:family="table-column">
      <style:table-column-properties style:column-width="7.837cm"/>
    </style:style>
    <style:style style:name="Table1.1" style:family="table-row">
      <style:table-row-properties style:row-height="1.503cm" style:use-optimal-row-height="false"/>
    </style:style>
    <style:style style:name="Table1.A1" style:family="table-cell">
      <style:table-cell-properties fo:padding="0cm" fo:border="1pt solid #000000"/>
    </style:style>
    <style:style style:name="Table1.2" style:family="table-row">
      <style:table-row-properties style:row-height="0.794cm" style:use-optimal-row-height="false"/>
    </style:style>
    <style:style style:name="Table2" style:family="table">
      <style:table-properties style:width="25.7cm" table:align="margins" style:writing-mode="page"/>
    </style:style>
    <style:style style:name="Table2.A" style:family="table-column">
      <style:table-column-properties style:column-width="8.49cm" style:rel-column-width="4813*"/>
    </style:style>
    <style:style style:name="Table2.B" style:family="table-column">
      <style:table-column-properties style:column-width="17.21cm" style:rel-column-width="975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blue">
      <style:paragraph-properties fo:break-before="page"/>
    </style:style>
    <style:style style:name="P2" style:family="paragraph" style:parent-style-name="text3">
      <style:text-properties officeooo:paragraph-rsid="002856c8"/>
    </style:style>
    <style:style style:name="P3" style:family="paragraph" style:parent-style-name="text3">
      <style:text-properties officeooo:paragraph-rsid="002c1c4e"/>
    </style:style>
    <style:style style:name="P4" style:family="paragraph" style:parent-style-name="text3">
      <style:text-properties officeooo:paragraph-rsid="002d0eac"/>
    </style:style>
    <style:style style:name="P5" style:family="paragraph" style:parent-style-name="text3">
      <style:text-properties officeooo:rsid="002e39e3" officeooo:paragraph-rsid="002e39e3"/>
    </style:style>
    <style:style style:name="P6" style:family="paragraph" style:parent-style-name="mainTitle">
      <style:text-properties officeooo:paragraph-rsid="0030be88"/>
    </style:style>
    <style:style style:name="P7" style:family="paragraph" style:parent-style-name="text3" style:list-style-name="L1">
      <style:text-properties officeooo:paragraph-rsid="002856c8"/>
    </style:style>
    <style:style style:name="P8" style:family="paragraph" style:parent-style-name="text3" style:list-style-name="L2">
      <style:text-properties officeooo:paragraph-rsid="002c1c4e"/>
    </style:style>
    <style:style style:name="P9" style:family="paragraph" style:parent-style-name="text3" style:list-style-name="L3">
      <style:text-properties officeooo:paragraph-rsid="002d0eac"/>
    </style:style>
    <style:style style:name="P10" style:family="paragraph" style:parent-style-name="text3" style:list-style-name="L4">
      <style:text-properties officeooo:paragraph-rsid="002d0eac"/>
    </style:style>
    <style:style style:name="P11" style:family="paragraph" style:parent-style-name="text3" style:list-style-name="L5">
      <style:text-properties officeooo:paragraph-rsid="002d0eac"/>
    </style:style>
    <style:style style:name="P12" style:family="paragraph" style:parent-style-name="text3" style:list-style-name="L6">
      <style:text-properties officeooo:paragraph-rsid="002d0eac"/>
    </style:style>
    <style:style style:name="P13" style:family="paragraph" style:parent-style-name="text3">
      <style:text-properties officeooo:paragraph-rsid="0030be88"/>
    </style:style>
    <style:style style:name="P14" style:family="paragraph" style:parent-style-name="text3" style:list-style-name="L7"/>
    <style:style style:name="P15" style:family="paragraph" style:parent-style-name="list1" style:list-style-name="Numbering_20_1"/>
    <style:style style:name="P16" style:family="paragraph" style:parent-style-name="list1" style:list-style-name="Numbering_20_1" style:master-page-name="">
      <loext:graphic-properties draw:fill="none" draw:fill-image-width="0cm" draw:fill-image-height="0cm"/>
      <style:paragraph-properties fo:margin-left="1cm" fo:margin-right="0cm" fo:text-align="start" style:justify-single-word="false" fo:text-indent="0cm" style:auto-text-indent="false" style:page-number="auto" fo:background-color="transparent" style:shadow="none" text:number-lines="true" text:line-number="0" style:writing-mode="page">
        <style:tab-stops/>
      </style:paragraph-properties>
    </style:style>
    <style:style style:name="P17" style:family="paragraph" style:parent-style-name="list1" style:list-style-name="Numbering_20_1">
      <loext:graphic-properties draw:fill="none" draw:fill-image-width="0cm" draw:fill-image-height="0cm"/>
      <style:paragraph-properties fo:margin-left="1cm" fo:margin-right="0cm" fo:text-align="start" style:justify-single-word="false" fo:text-indent="0cm" style:auto-text-indent="false" fo:background-color="transparent" style:shadow="none" text:number-lines="true" text:line-number="0" style:writing-mode="page">
        <style:tab-stops/>
      </style:paragraph-properties>
    </style:style>
    <style:style style:name="P18" style:family="paragraph" style:parent-style-name="list1" style:list-style-name="Numbering_20_1" style:master-page-name="">
      <loext:graphic-properties draw:fill="none" draw:fill-image-width="0cm" draw:fill-image-height="0cm"/>
      <style:paragraph-properties fo:margin-left="0.499cm" fo:margin-right="0cm" fo:text-align="start" style:justify-single-word="false" fo:text-indent="1.401cm" style:auto-text-indent="false" style:page-number="auto" fo:background-color="transparent" style:shadow="none" text:number-lines="true" text:line-number="0" style:writing-mode="page">
        <style:tab-stops/>
      </style:paragraph-properties>
    </style:style>
    <style:style style:name="P19" style:family="paragraph" style:parent-style-name="list1" style:list-style-name="Numbering_20_1">
      <loext:graphic-properties draw:fill="none" draw:fill-image-width="0cm" draw:fill-image-height="0cm"/>
      <style:paragraph-properties fo:margin-left="0.499cm" fo:margin-right="0cm" fo:text-align="start" style:justify-single-word="false" fo:text-indent="1.401cm" style:auto-text-indent="false" fo:background-color="transparent" style:shadow="none" text:number-lines="true" text:line-number="0" style:writing-mode="page">
        <style:tab-stops/>
      </style:paragraph-properties>
    </style:style>
    <style:style style:name="P20" style:family="paragraph" style:parent-style-name="list1" style:list-style-name="Numbering_20_1" style:master-page-name="">
      <loext:graphic-properties draw:fill="none" draw:fill-image-width="0cm" draw:fill-image-height="0cm"/>
      <style:paragraph-properties fo:margin-left="0.3cm" fo:margin-right="0cm" fo:text-align="start" style:justify-single-word="false" fo:text-indent="0.6cm" style:auto-text-indent="false" style:page-number="auto" fo:background-color="transparent" style:shadow="none" text:number-lines="true" text:line-number="0" style:writing-mode="page">
        <style:tab-stops/>
      </style:paragraph-properties>
    </style:style>
    <style:style style:name="P21" style:family="paragraph" style:parent-style-name="list1" style:list-style-name="Numbering_20_1">
      <loext:graphic-properties draw:fill="none" draw:fill-image-width="0cm" draw:fill-image-height="0cm"/>
      <style:paragraph-properties fo:margin-left="0.3cm" fo:margin-right="0cm" fo:text-align="start" style:justify-single-word="false" fo:text-indent="0.6cm" style:auto-text-indent="false" fo:background-color="transparent" style:shadow="none" text:number-lines="true" text:line-number="0" style:writing-mode="page">
        <style:tab-stops/>
      </style:paragraph-properties>
    </style:style>
    <style:style style:name="P22" style:family="paragraph" style:parent-style-name="Table_20_Contents">
      <style:paragraph-properties fo:text-align="start" style:justify-single-word="false"/>
      <style:text-properties style:font-name="Arial Black" fo:font-size="22pt" style:font-size-asian="28pt" style:font-size-complex="28pt"/>
    </style:style>
    <style:style style:name="P23" style:family="paragraph" style:parent-style-name="blue">
      <style:text-properties officeooo:paragraph-rsid="0030be88"/>
    </style:style>
    <style:style style:name="P24" style:family="paragraph" style:parent-style-name="text1">
      <style:text-properties officeooo:paragraph-rsid="0030be88"/>
    </style:style>
    <style:style style:name="P25" style:family="paragraph" style:parent-style-name="list2" style:list-style-name="Numbering_20_1" style:master-page-name="">
      <loext:graphic-properties draw:fill="none" draw:fill-image-width="0cm" draw:fill-image-height="0cm"/>
      <style:paragraph-properties fo:margin-left="3cm" fo:margin-right="0cm" fo:text-align="start" style:justify-single-word="false" fo:text-indent="0cm" style:auto-text-indent="false" style:page-number="auto" fo:background-color="transparent" style:shadow="none" text:number-lines="true" text:line-number="0" style:writing-mode="page">
        <style:tab-stops/>
      </style:paragraph-properties>
    </style:style>
    <style:style style:name="P26" style:family="paragraph" style:parent-style-name="list2" style:list-style-name="Numbering_20_1">
      <loext:graphic-properties draw:fill="none" draw:fill-image-width="0cm" draw:fill-image-height="0cm"/>
      <style:paragraph-properties fo:margin-left="3cm" fo:margin-right="0cm" fo:text-align="start" style:justify-single-word="false" fo:text-indent="0cm" style:auto-text-indent="false" fo:background-color="transparent" style:shadow="none" text:number-lines="true" text:line-number="0" style:writing-mode="page">
        <style:tab-stops/>
      </style:paragraph-properties>
    </style:style>
    <style:style style:name="P27" style:family="paragraph" style:parent-style-name="list2" style:list-style-name="Numbering_20_1" style:master-page-name="">
      <loext:graphic-properties draw:fill="none" draw:fill-image-width="0cm" draw:fill-image-height="0cm"/>
      <style:paragraph-properties fo:margin-left="2cm" fo:margin-right="0cm" fo:text-align="start" style:justify-single-word="false" fo:text-indent="0cm" style:auto-text-indent="false" style:page-number="auto" fo:background-color="transparent" style:shadow="none" text:number-lines="true" text:line-number="0" style:writing-mode="page">
        <style:tab-stops/>
      </style:paragraph-properties>
    </style:style>
    <style:style style:name="P28" style:family="paragraph" style:parent-style-name="list2" style:list-style-name="Numbering_20_1">
      <loext:graphic-properties draw:fill="none" draw:fill-image-width="0cm" draw:fill-image-height="0cm"/>
      <style:paragraph-properties fo:margin-left="2cm" fo:margin-right="0cm" fo:text-align="start" style:justify-single-word="false" fo:text-indent="0cm" style:auto-text-indent="false" fo:background-color="transparent" style:shadow="none" text:number-lines="true" text:line-number="0" style:writing-mode="page">
        <style:tab-stops/>
      </style:paragraph-properties>
    </style:style>
    <style:style style:name="P29" style:family="paragraph" style:parent-style-name="list2" style:list-style-name="Numbering_20_1">
      <loext:graphic-properties draw:fill="none" draw:fill-image-width="0cm" draw:fill-image-height="0cm"/>
      <style:paragraph-properties fo:margin-left="2cm" fo:margin-right="0cm" fo:text-align="start" style:justify-single-word="false" fo:text-indent="0cm" style:auto-text-indent="false" fo:background-color="transparent" style:shadow="none" text:number-lines="true" text:line-number="0" style:writing-mode="page">
        <style:tab-stops/>
      </style:paragraph-properties>
      <style:text-properties officeooo:rsid="0030be88" officeooo:paragraph-rsid="0030be88"/>
    </style:style>
    <style:style style:name="P30" style:family="paragraph" style:parent-style-name="text2">
      <style:text-properties officeooo:paragraph-rsid="0030be88"/>
    </style:style>
    <style:style style:name="P31" style:family="paragraph" style:parent-style-name="Standard">
      <style:text-properties fo:font-size="16pt" officeooo:paragraph-rsid="0030be88" style:font-size-asian="16pt" style:font-size-complex="16pt"/>
    </style:style>
    <style:style style:name="T1" style:family="text">
      <style:text-properties fo:color="#00ccff"/>
    </style:style>
    <style:style style:name="T2" style:family="text">
      <style:text-properties fo:color="#00ccff" officeooo:rsid="002856c8"/>
    </style:style>
    <style:style style:name="T3" style:family="text">
      <style:text-properties fo:color="#00ccff" officeooo:rsid="002c1c4e"/>
    </style:style>
    <style:style style:name="T4" style:family="text">
      <style:text-properties officeooo:rsid="002856c8"/>
    </style:style>
    <style:style style:name="T5" style:family="text">
      <style:text-properties style:text-underline-style="solid" style:text-underline-width="auto" style:text-underline-color="font-color" fo:font-weight="bold" officeooo:rsid="002856c8" style:font-weight-asian="bold" style:font-weight-complex="bold"/>
    </style:style>
    <style:style style:name="T6" style:family="text">
      <style:text-properties style:text-underline-style="solid" style:text-underline-width="auto" style:text-underline-color="font-color" officeooo:rsid="002856c8"/>
    </style:style>
    <style:style style:name="T7" style:family="text">
      <style:text-properties fo:font-style="normal" style:text-underline-style="solid" style:text-underline-width="auto" style:text-underline-color="font-color" officeooo:rsid="002856c8" style:font-style-asian="normal" style:font-style-complex="normal"/>
    </style:style>
    <style:style style:name="T8" style:family="text">
      <style:text-properties officeooo:rsid="002c1c4e"/>
    </style:style>
    <style:style style:name="T9" style:family="text">
      <style:text-properties officeooo:rsid="002d0eac"/>
    </style:style>
    <style:style style:name="T10" style:family="text">
      <style:text-properties officeooo:rsid="0030be88"/>
    </style:style>
    <style:style style:name="T11" style:family="text">
      <style:text-properties style:font-name="Arial"/>
    </style:style>
    <style:style style:name="T12" style:family="text">
      <style:text-properties style:font-name="Arial" fo:font-size="16pt" fo:letter-spacing="-0.002cm" fo:font-weight="bold" style:font-size-asian="16pt" style:font-weight-asian="bold" style:font-size-complex="16pt" style:font-weight-complex="bold"/>
    </style:style>
    <style:style style:name="T13" style:family="text">
      <style:text-properties style:font-name="Arial" fo:font-size="16pt" fo:letter-spacing="-0.002cm" fo:font-weight="bold" officeooo:rsid="00184b83" style:font-size-asian="16pt" style:font-weight-asian="bold" style:font-size-complex="16pt" style:font-weight-complex="bold"/>
    </style:style>
    <style:style style:name="T14" style:family="text">
      <style:text-properties style:font-name="Arial" fo:font-size="16pt" fo:letter-spacing="-0.002cm" style:font-size-asian="16pt" style:font-size-complex="16pt"/>
    </style:style>
    <style:style style:name="T15" style:family="text">
      <style:text-properties style:font-name="Arial" fo:font-size="16pt" fo:letter-spacing="-0.004cm" fo:font-weight="bold" style:font-size-asian="16pt" style:font-weight-asian="bold" style:font-size-complex="16pt" style:font-weight-complex="bold"/>
    </style:style>
    <style:style style:name="T16" style:family="text">
      <style:text-properties style:font-name="Arial" fo:font-size="16pt" fo:letter-spacing="-0.004cm" style:font-size-asian="16pt" style:font-size-complex="16pt"/>
    </style:style>
    <style:style style:name="T17" style:family="text">
      <style:text-properties style:font-name="Arial" fo:font-size="16pt" fo:font-weight="bold" style:font-size-asian="16pt" style:font-weight-asian="bold" style:font-size-complex="16pt" style:font-weight-complex="bold"/>
    </style:style>
    <style:style style:name="T18" style:family="text">
      <style:text-properties style:font-name="Arial" fo:font-size="16pt" style:font-size-asian="16pt" style:font-size-complex="16pt"/>
    </style:style>
    <style:style style:name="T19" style:family="text">
      <style:text-properties style:font-name="Arial" fo:font-size="16pt" fo:letter-spacing="-0.007cm" style:font-size-asian="16pt" style:font-size-complex="16pt"/>
    </style:style>
    <style:style style:name="T20" style:family="text">
      <style:text-properties style:font-name="Arial" fo:font-size="16pt" fo:letter-spacing="-0.005cm" style:font-size-asian="16pt" style:font-size-complex="16pt"/>
    </style:style>
    <style:style style:name="T21" style:family="text">
      <style:text-properties style:font-name="Arial" fo:font-size="16pt" fo:letter-spacing="-0.009cm" style:font-size-asian="16pt" style:font-size-complex="16pt"/>
    </style:style>
    <style:style style:name="T22" style:family="text">
      <style:text-properties style:font-name="Arial" fo:font-size="9pt" fo:letter-spacing="-0.002cm" style:font-size-asian="9pt"/>
    </style:style>
    <style:style style:name="T23" style:family="text">
      <style:text-properties style:font-name="Arial" fo:font-size="9pt" style:font-size-asian="9pt"/>
    </style:style>
    <style:style style:name="T24" style:family="text">
      <style:text-properties style:font-name="Arial" fo:font-size="9pt" fo:letter-spacing="-0.004cm" style:font-size-asian="9pt"/>
    </style:style>
    <style:style style:name="T25" style:family="text">
      <style:text-properties style:font-name="Arial" fo:font-size="9pt" fo:letter-spacing="-0.007cm" style:font-size-asian="9pt"/>
    </style:style>
    <style:style style:name="T26" style:family="text">
      <style:text-properties style:font-name="Arial" fo:font-size="9pt" fo:letter-spacing="-0.005cm" style:font-size-asian="9pt"/>
    </style:style>
    <style:style style:name="T27" style:family="text">
      <style:text-properties style:font-name="Arial" fo:font-size="9pt" fo:letter-spacing="-0.009cm" style:font-size-asian="9pt"/>
    </style:style>
    <style:style style:name="T28" style:family="text">
      <style:text-properties style:font-name="Arial" fo:font-size="9pt" fo:letter-spacing="0.002cm" style:font-size-asian="9pt"/>
    </style:style>
    <style:style style:name="T29" style:family="text">
      <style:text-properties style:font-name="Arial" fo:letter-spacing="-0.002cm"/>
    </style:style>
    <style:style style:name="T30" style:family="text">
      <style:text-properties style:font-name="Arial" fo:letter-spacing="-0.004cm"/>
    </style:style>
    <style:style style:name="T31" style:family="text">
      <style:text-properties style:font-name="Arial" fo:letter-spacing="-0.007cm"/>
    </style:style>
    <style:style style:name="T32" style:family="text">
      <style:text-properties style:font-name="Arial" fo:letter-spacing="-0.005cm"/>
    </style:style>
    <style:style style:name="T33" style:family="text">
      <style:text-properties style:font-name="Arial" fo:letter-spacing="-0.009cm"/>
    </style:style>
    <style:style style:name="T34" style:family="text">
      <style:text-properties style:font-name="Arial" fo:font-size="14pt" fo:letter-spacing="-0.002cm" style:font-size-asian="14pt" style:font-size-complex="14pt"/>
    </style:style>
    <style:style style:name="T35" style:family="text">
      <style:text-properties style:font-name="Arial" fo:font-size="14pt" fo:letter-spacing="-0.005cm" style:font-size-asian="14pt" style:font-size-complex="14pt"/>
    </style:style>
    <style:style style:name="T36" style:family="text">
      <style:text-properties style:font-name="Arial" fo:font-size="14pt" style:font-size-asian="14pt" style:font-size-complex="14pt"/>
    </style:style>
    <style:style style:name="T37" style:family="text">
      <style:text-properties style:font-name="Arial" fo:font-size="14pt" fo:letter-spacing="-0.009cm" style:font-size-asian="14pt" style:font-size-complex="14pt"/>
    </style:style>
    <style:style style:name="T38" style:family="text">
      <style:text-properties style:font-name="Arial" fo:font-size="14pt" fo:letter-spacing="-0.004cm" style:font-size-asian="14pt" style:font-size-complex="14pt"/>
    </style:style>
    <style:style style:name="T39" style:family="text">
      <style:text-properties style:font-name="Arial" fo:font-size="14pt" fo:letter-spacing="-0.007cm" style:font-size-asian="14pt" style:font-size-complex="14pt"/>
    </style:style>
    <style:style style:name="T40" style:family="text">
      <style:text-properties style:font-name="Arial" fo:font-size="14pt" fo:letter-spacing="0.002cm" style:font-size-asian="14pt" style:font-size-complex="14pt"/>
    </style:style>
    <style:style style:name="T41" style:family="text">
      <style:text-properties style:font-name="Arial" fo:letter-spacing="0.002cm"/>
    </style:style>
    <style:style style:name="T42" style:family="text">
      <style:text-properties style:font-name="Times New Roman" fo:font-size="9pt" fo:letter-spacing="0.062cm" style:font-size-asian="9pt"/>
    </style:style>
    <style:style style:name="T43" style:family="text">
      <style:text-properties style:font-name="Times New Roman" fo:font-size="9pt" fo:letter-spacing="0.065cm" style:font-size-asian="9pt"/>
    </style:style>
    <style:style style:name="T44" style:family="text">
      <style:text-properties style:font-name="Times New Roman" fo:font-size="9pt" fo:letter-spacing="0.093cm" style:font-size-asian="9pt"/>
    </style:style>
    <style:style style:name="T45" style:family="text">
      <style:text-properties style:font-name="Times New Roman" fo:letter-spacing="0.062cm"/>
    </style:style>
    <style:style style:name="T46" style:family="text">
      <style:text-properties style:font-name="Times New Roman" fo:font-size="16pt" fo:letter-spacing="0.062cm" style:font-size-asian="16pt" style:font-size-complex="16pt"/>
    </style:style>
    <style:style style:name="T47" style:family="text">
      <style:text-properties style:font-name="Times New Roman" fo:font-size="16pt" fo:letter-spacing="0.065cm" style:font-size-asian="16pt" style:font-size-complex="16pt"/>
    </style:style>
    <style:style style:name="T48" style:family="text">
      <style:text-properties style:font-name="Times New Roman" fo:letter-spacing="0.065cm"/>
    </style:style>
    <style:style style:name="T49" style:family="text">
      <style:text-properties style:font-name="Times New Roman" fo:font-size="14pt" fo:letter-spacing="0.065cm" style:font-size-asian="14pt" style:font-size-complex="14pt"/>
    </style:style>
    <style:style style:name="T50" style:family="text">
      <style:text-properties style:font-name="Times New Roman" fo:font-size="14pt" fo:letter-spacing="0.062cm" style:font-size-asian="14pt" style:font-size-complex="14pt"/>
    </style:style>
    <style:style style:name="T51" style:family="text">
      <style:text-properties style:font-name="Times New Roman" fo:font-size="14pt" fo:letter-spacing="0.093cm" style:font-size-asian="14pt" style:font-size-complex="14pt"/>
    </style:style>
    <style:style style:name="T52" style:family="text">
      <style:text-properties style:font-name="Times New Roman" fo:letter-spacing="0.093cm"/>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9"><text:span text:style-name="Absatz-Standardschriftart"><text:span text:style-name="T10">Injecteren intramusculair (loodrechttechniek)</text:span></text:span></text:h>
      <text:h text:style-name="blue" text:outline-level="9"><text:span text:style-name="Absatz-Standardschriftart">Omschrijving handeling</text:span></text:h>
      <text:h text:style-name="P13" text:outline-level="9"><text:span text:style-name="Absatz-Standardschriftart"><text:span text:style-name="T10">Inspuiten medicijn loodrecht in een spier.</text:span></text:span></text:h>
      <text:h text:style-name="blue" text:outline-level="9"><text:span text:style-name="Absatz-Standardschriftart">Deskundigheidsniveaus</text:span></text:h>
      <table:table table:name="Table1" table:style-name="Table1">
        <table:table-column table:style-name="Table1.A"/>
        <table:table-column table:style-name="Table1.B" table:number-columns-repeated="2"/>
        <table:table-column table:style-name="Table1.D"/>
        <table:table-column table:style-name="Table1.B"/>
        <table:table-column table:style-name="Table1.F"/>
        <table:table-column table:style-name="Table1.G"/>
        <table:table-row table:style-name="Table1.1">
          <table:table-cell table:style-name="Table1.A1" office:value-type="string">
            <text:h text:style-name="P30" text:outline-level="9"><text:span text:style-name="Absatz-Standardschriftart"><text:span text:style-name="T13">Opdracht tot voorbehouden of risicovolle handeling:</text:span></text:span></text:h>
          </table:table-cell>
          <table:table-cell table:style-name="Table1.A1" table:number-columns-spanned="6" office:value-type="string">
            <text:p text:style-name="P31"/>
          </table:table-cell>
          <table:covered-table-cell/>
          <table:covered-table-cell/>
          <table:covered-table-cell/>
          <table:covered-table-cell/>
          <table:covered-table-cell/>
        </table:table-row>
        <table:table-row table:style-name="Table1.2">
          <table:table-cell table:style-name="Table1.A1" office:value-type="string">
            <text:h text:style-name="P30" text:outline-level="9"><text:span text:style-name="Absatz-Standardschriftart"><text:span text:style-name="T15">Mag </text:span></text:span><text:span text:style-name="Absatz-Standardschriftart"><text:span text:style-name="T12">zelfstandig verricht worden </text:span></text:span><text:span text:style-name="Absatz-Standardschriftart"><text:span text:style-name="T17">door</text:span></text:span></text:h>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h text:style-name="P24" text:outline-level="9"/>
          </table:table-cell>
        </table:table-row>
      </table:table>
      <text:h text:style-name="blue" text:outline-level="9">Aandachtspunten</text:h>
      <text:h text:style-name="text3" text:outline-level="9">Dien het medicijn toe volgens voorschrift.</text:h>
      <text:h text:style-name="text3" text:outline-level="9">Vermijd intramusculaire injecties bij cliënten die antistollingsmiddelen gebruiken.</text:h>
      <text:h text:style-name="text3" text:outline-level="9">Neem kennis van de informatie op de bijsluiter.</text:h>
      <text:h text:style-name="text3" text:outline-level="9">Gebruik veilige naalden.</text:h>
      <text:h text:style-name="text3" text:outline-level="9">Bepaal de naaldlengte aan de hand van de dikte van de injectieplaats.</text:h>
      <text:h text:style-name="text3" text:outline-level="9">Gebruik de loodrechttechniek niet bij magere cliënten.</text:h>
      <text:h text:style-name="text3" text:outline-level="9">Als tijdens de injectie geen bloedcontact te verwachten is hoeven er geen handschoenen gedragen te worden.</text:h>
      <text:h text:style-name="text3" text:outline-level="9">Geschikte injectiegebieden zijn: de boven- en buitenkant van het middelste deel van het bovenbeen (musculus lateralis, musculus rectus femoris), de rug- <text:soft-page-break/>en, bij voorkeur, buikkant van de bilspier (musculus glutaeus), of het bovenste deel van de bovenarm (musculus deltoïdeus).</text:h>
      <text:h text:style-name="text3" text:outline-level="9">Het intramusculair inspuiten van een relatief grote hoeveelheid vloeistof, meer dan 5 ml, op één plaats kan pijnlijk zijn. Verdeel de totale hoeveelheid zo nodig over twee injectieplaatsen.</text:h>
      <text:h text:style-name="text3" text:outline-level="9">Desinfecteer de huid bij cliënten met een verminderde weerstand.</text:h>
      <text:h text:style-name="text3" text:outline-level="9">Maak melding van een verkeerd toegediend en/of een niet gegeven medicijn volgens de procedure van de organisatie.</text:h>
      <text:h text:style-name="text3" text:outline-level="9">Deze geprotocolleerde werkinstructie niet gebruiken voor het injecteren van cytostatica.</text:h>
      <text:h text:style-name="blue" text:outline-level="9">Complicaties</text:h>
      <table:table table:name="Table2" table:style-name="Table2">
        <table:table-column table:style-name="Table2.A"/>
        <table:table-column table:style-name="Table2.B"/>
        <table:table-row>
          <table:table-cell table:style-name="Table2.A1" office:value-type="string">
            <text:h text:style-name="text2" text:outline-level="9">Complicaties tijdens de handeling</text:h>
          </table:table-cell>
          <table:table-cell table:style-name="Table2.B1" office:value-type="string">
            <text:h text:style-name="text2" text:outline-level="9">Handelwijze</text:h>
          </table:table-cell>
        </table:table-row>
        <table:table-row>
          <table:table-cell table:style-name="Table2.A2" office:value-type="string">
            <text:h text:style-name="text2" text:outline-level="9"><text:span text:style-name="Absatz-Standardschriftart"><text:span text:style-name="T34">Misselijkheid door </text:span></text:span><text:span text:style-name="Absatz-Standardschriftart"><text:span text:style-name="T36">te</text:span></text:span><text:span text:style-name="Absatz-Standardschriftart"><text:span text:style-name="T38"> </text:span></text:span><text:span text:style-name="Absatz-Standardschriftart"><text:span text:style-name="T34">snel injecteren.</text:span></text:span></text:h>
          </table:table-cell>
          <table:table-cell table:style-name="Table2.B2" office:value-type="string">
            <text:h text:style-name="text2" text:outline-level="9"><text:span text:style-name="Absatz-Standardschriftart"><text:span text:style-name="T34">Rustig,</text:span></text:span><text:span text:style-name="Absatz-Standardschriftart"><text:span text:style-name="T38"> </text:span></text:span><text:span text:style-name="Absatz-Standardschriftart"><text:span text:style-name="T34">niet </text:span></text:span><text:span text:style-name="Absatz-Standardschriftart"><text:span text:style-name="T36">te</text:span></text:span><text:span text:style-name="Absatz-Standardschriftart"><text:span text:style-name="T35"> </text:span></text:span><text:span text:style-name="Absatz-Standardschriftart"><text:span text:style-name="T34">snel injecteren.</text:span></text:span></text:h>
          </table:table-cell>
        </table:table-row>
        <table:table-row>
          <table:table-cell table:style-name="Table2.A2" office:value-type="string">
            <text:h text:style-name="text2" text:outline-level="9"><text:span text:style-name="Absatz-Standardschriftart"><text:span text:style-name="T34">Tijdens</text:span></text:span><text:span text:style-name="Absatz-Standardschriftart"><text:span text:style-name="T38"> </text:span></text:span><text:span text:style-name="Absatz-Standardschriftart"><text:span text:style-name="T36">het</text:span></text:span><text:span text:style-name="Absatz-Standardschriftart"><text:span text:style-name="T34"> terugtrekken van</text:span></text:span><text:span text:style-name="Absatz-Standardschriftart"><text:span text:style-name="T36"> </text:span></text:span><text:span text:style-name="Absatz-Standardschriftart"><text:span text:style-name="T34">de zuiger</text:span></text:span><text:span text:style-name="Absatz-Standardschriftart"><text:span text:style-name="T50"> </text:span></text:span><text:span text:style-name="Absatz-Standardschriftart"><text:span text:style-name="T34">wordt</text:span></text:span><text:span text:style-name="Absatz-Standardschriftart"><text:span text:style-name="T38"> </text:span></text:span><text:span text:style-name="Absatz-Standardschriftart"><text:span text:style-name="T36">bloed</text:span></text:span><text:span text:style-name="Absatz-Standardschriftart"><text:span text:style-name="T39"> </text:span></text:span><text:span text:style-name="Absatz-Standardschriftart"><text:span text:style-name="T34">opgetrokken.</text:span></text:span></text:h>
          </table:table-cell>
          <table:table-cell table:style-name="Table2.B2" office:value-type="string">
            <text:h text:style-name="text2" text:outline-level="9"><text:span text:style-name="Absatz-Standardschriftart"><text:span text:style-name="T34">Trek</text:span></text:span><text:span text:style-name="Absatz-Standardschriftart"><text:span text:style-name="T36"> de </text:span></text:span><text:span text:style-name="Absatz-Standardschriftart"><text:span text:style-name="T34">naald</text:span></text:span><text:span text:style-name="Absatz-Standardschriftart"><text:span text:style-name="T35"> </text:span></text:span><text:span text:style-name="Absatz-Standardschriftart"><text:span text:style-name="T34">eruit</text:span></text:span><text:span text:style-name="Absatz-Standardschriftart"><text:span text:style-name="T36"> en</text:span></text:span><text:span text:style-name="Absatz-Standardschriftart"><text:span text:style-name="T38"> </text:span></text:span><text:span text:style-name="Absatz-Standardschriftart"><text:span text:style-name="T34">druk</text:span></text:span><text:span text:style-name="Absatz-Standardschriftart"><text:span text:style-name="T36"> de</text:span></text:span><text:span text:style-name="Absatz-Standardschriftart"><text:span text:style-name="T38"> </text:span></text:span><text:span text:style-name="Absatz-Standardschriftart"><text:span text:style-name="T34">injectieplaats </text:span></text:span><text:span text:style-name="Absatz-Standardschriftart"><text:span text:style-name="T36">af</text:span></text:span><text:span text:style-name="Absatz-Standardschriftart"><text:span text:style-name="T35"> </text:span></text:span><text:span text:style-name="Absatz-Standardschriftart"><text:span text:style-name="T36">met</text:span></text:span><text:span text:style-name="Absatz-Standardschriftart"><text:span text:style-name="T38"> </text:span></text:span><text:span text:style-name="Absatz-Standardschriftart"><text:span text:style-name="T36">een</text:span></text:span><text:span text:style-name="Absatz-Standardschriftart"><text:span text:style-name="T38"> </text:span></text:span><text:span text:style-name="Absatz-Standardschriftart"><text:span text:style-name="T34">gaasje. Neem</text:span></text:span><text:span text:style-name="Absatz-Standardschriftart"><text:span text:style-name="T40"> </text:span></text:span><text:span text:style-name="Absatz-Standardschriftart"><text:span text:style-name="T34">een nieuwe</text:span></text:span><text:span text:style-name="Absatz-Standardschriftart"><text:span text:style-name="T51"> </text:span></text:span><text:span text:style-name="Absatz-Standardschriftart"><text:span text:style-name="T34">spuit </text:span></text:span><text:span text:style-name="Absatz-Standardschriftart"><text:span text:style-name="T36">en</text:span></text:span><text:span text:style-name="Absatz-Standardschriftart"><text:span text:style-name="T38"> </text:span></text:span><text:span text:style-name="Absatz-Standardschriftart"><text:span text:style-name="T34">naald en</text:span></text:span><text:span text:style-name="Absatz-Standardschriftart"><text:span text:style-name="T36"> </text:span></text:span><text:span text:style-name="Absatz-Standardschriftart"><text:span text:style-name="T34">begin</text:span></text:span><text:span text:style-name="Absatz-Standardschriftart"><text:span text:style-name="T38"> </text:span></text:span><text:span text:style-name="Absatz-Standardschriftart"><text:span text:style-name="T34">opnieuw. </text:span></text:span><text:span text:style-name="Absatz-Standardschriftart"><text:span text:style-name="T36">Kies</text:span></text:span><text:span text:style-name="Absatz-Standardschriftart"><text:span text:style-name="T40"> </text:span></text:span><text:span text:style-name="Absatz-Standardschriftart"><text:span text:style-name="T36">een</text:span></text:span><text:span text:style-name="Absatz-Standardschriftart"><text:span text:style-name="T38"> </text:span></text:span><text:span text:style-name="Absatz-Standardschriftart"><text:span text:style-name="T34">andere injectieplaats.</text:span></text:span></text:h>
          </table:table-cell>
        </table:table-row>
        <table:table-row>
          <table:table-cell table:style-name="Table2.A2" office:value-type="string">
            <text:h text:style-name="P30" text:outline-level="9"><text:span text:style-name="Absatz-Standardschriftart"><text:span text:style-name="T34">Tijdens</text:span></text:span><text:span text:style-name="Absatz-Standardschriftart"><text:span text:style-name="T35"> </text:span></text:span><text:span text:style-name="Absatz-Standardschriftart"><text:span text:style-name="T36">het</text:span></text:span><text:span text:style-name="Absatz-Standardschriftart"><text:span text:style-name="T35"> </text:span></text:span><text:span text:style-name="Absatz-Standardschriftart"><text:span text:style-name="T34">injecteren verschuift naald</text:span></text:span><text:span text:style-name="Absatz-Standardschriftart"><text:span text:style-name="T49"> </text:span></text:span><text:span text:style-name="Absatz-Standardschriftart"><text:span text:style-name="T36">naar</text:span></text:span><text:span text:style-name="Absatz-Standardschriftart"><text:span text:style-name="T37"> </text:span></text:span><text:span text:style-name="Absatz-Standardschriftart"><text:span text:style-name="T34">subcutaan.</text:span></text:span></text:h>
          </table:table-cell>
          <table:table-cell table:style-name="Table2.B2" office:value-type="string">
            <text:h text:style-name="text2" text:outline-level="9"><text:span text:style-name="Absatz-Standardschriftart"><text:span text:style-name="T36">Let</text:span></text:span><text:span text:style-name="Absatz-Standardschriftart"><text:span text:style-name="T34"> </text:span></text:span><text:span text:style-name="Absatz-Standardschriftart"><text:span text:style-name="T36">op</text:span></text:span><text:span text:style-name="Absatz-Standardschriftart"><text:span text:style-name="T38"> </text:span></text:span><text:span text:style-name="Absatz-Standardschriftart"><text:span text:style-name="T34">heftige</text:span></text:span><text:span text:style-name="Absatz-Standardschriftart"><text:span text:style-name="T35"> </text:span></text:span><text:span text:style-name="Absatz-Standardschriftart"><text:span text:style-name="T34">lokale</text:span></text:span><text:span text:style-name="Absatz-Standardschriftart"><text:span text:style-name="T36"> </text:span></text:span><text:span text:style-name="Absatz-Standardschriftart"><text:span text:style-name="T34">reacties.</text:span></text:span></text:h>
          </table:table-cell>
        </table:table-row>
      </table:table>
      <text:h text:style-name="blue" text:outline-level="9">Benodigdheden</text:h>
      <text:list xml:id="list2180219294962372043" text:style-name="L7">
        <text:list-item>
          <text:h text:style-name="P14" text:outline-level="9">bijsluiter</text:h>
        </text:list-item>
        <text:list-item>
          <text:h text:style-name="P14" text:outline-level="9"><text:soft-page-break/>toedieningslijst</text:h>
        </text:list-item>
        <text:list-item>
          <text:h text:style-name="P14" text:outline-level="9">injectiespuit met voorgeschreven medicijn</text:h>
        </text:list-item>
        <text:list-item>
          <text:h text:style-name="P14" text:outline-level="9">gaasje</text:h>
        </text:list-item>
        <text:list-item>
          <text:h text:style-name="P14" text:outline-level="9">afvalbak</text:h>
        </text:list-item>
        <text:list-item>
          <text:h text:style-name="P14" text:outline-level="9">naaldenbeker en naaldverwijderaar</text:h>
        </text:list-item>
        <text:list-item>
          <text:h text:style-name="P14" text:outline-level="9">desinfectans: chloorhexidine 0.5% in alcohol 70%, als de huid gedesinfecteerd moet worden</text:h>
        </text:list-item>
      </text:list>
      <text:h text:style-name="blue" text:outline-level="9">Werkwijze</text:h>
      <text:h text:style-name="text2" text:outline-level="9">Zorg voor dubbele controle: juiste medicatie, berekening oplossing.</text:h>
      <text:list xml:id="list4648978273298568641" text:style-name="Numbering_20_1">
        <text:list-item>
          <text:p text:style-name="P16">Pas handhygiëne toe.</text:p>
        </text:list-item>
        <text:list-item>
          <text:p text:style-name="P17">Maak een schoon werkveld en zet de benodigdheden daarop binnen handbereik.</text:p>
        </text:list-item>
        <text:list-item>
          <text:p text:style-name="P17">Controleer het medicijn en de gegevens van de cliënt.</text:p>
          <text:list>
            <text:list-item>
              <text:p text:style-name="P27">naam en geboortedatum van cliënt</text:p>
            </text:list-item>
            <text:list-item>
              <text:p text:style-name="P28">vervaldatum</text:p>
            </text:list-item>
            <text:list-item>
              <text:p text:style-name="P29">kleur en substantie</text:p>
            </text:list-item>
            <text:list-item>
              <text:p text:style-name="P29">toedieningswijze</text:p>
            </text:list-item>
          </text:list>
        </text:list-item>
        <text:list-item>
          <text:p text:style-name="P15">Vergelijk het medicijn met de toedieningslijst.</text:p>
          <text:list>
            <text:list-item>
              <text:p text:style-name="P18">soort</text:p>
            </text:list-item>
            <text:list-item>
              <text:p text:style-name="P19">dosering</text:p>
            </text:list-item>
            <text:list-item>
              <text:p text:style-name="P19">toedieningstijdstip</text:p>
            </text:list-item>
          </text:list>
        </text:list-item>
        <text:list-item>
          <text:p text:style-name="P20">Vraag de cliënt de injectieplaats te ontbloten en zich te ontspannen.</text:p>
        </text:list-item>
        <text:list-item>
          <text:p text:style-name="P21"><text:soft-page-break/>Palpeer de injectieplaats en controleer of de injectieplaats schoon en droog is.</text:p>
        </text:list-item>
        <text:list-item>
          <text:p text:style-name="P21">Neem de spuit in de injecterende hand en verwijder de naaldhuls.</text:p>
        </text:list-item>
        <text:list-item>
          <text:p text:style-name="P21">Span de huid met de duim en wijsvinger van de vrije hand.</text:p>
        </text:list-item>
        <text:list-item>
          <text:p text:style-name="P21">Steek de naald met een snelle beweging loodrecht in de spier, minimaal 1 cm verwijderd van de vorige injectieplaats, in een roterend schema.</text:p>
        </text:list-item>
        <text:list-item>
          <text:p text:style-name="P21">Laat de huid los.</text:p>
        </text:list-item>
        <text:list-item>
          <text:p text:style-name="P21">Fixeer de spuit en naald met de niet-injecterende hand om onverwachte bewegingen op te vangen.</text:p>
        </text:list-item>
        <text:list-item>
          <text:p text:style-name="P21">Trek de zuiger iets terug (alleen bij injectie in bovenste buitenste bilkwadrant, de rugzijde van de bilspier), om na te gaan of er geen bloedvat is aangeprikt.</text:p>
        </text:list-item>
        <text:list-item>
          <text:p text:style-name="P21">Spuit de vloeistof langzaam en regelmatig in.</text:p>
        </text:list-item>
        <text:list-item>
          <text:p text:style-name="P21">Trek de naald uit de huid en klik het naaldkapje met een duimbeweging over de injectienaald. Houd een gaasje voor de opvang van een eventuele bloeddruppel gereed. Masseer de huid niet.</text:p>
        </text:list-item>
        <text:list-item>
          <text:p text:style-name="P21">Verwijder de naald van de spuit met de naaldverwijderaar en doe de naald in de naaldenbeker of doe de injectiespuit in zijn geheel in de naaldenbeker.</text:p>
        </text:list-item>
        <text:list-item>
          <text:p text:style-name="P21">Ruim de materialen op.</text:p>
        </text:list-item>
        <text:list-item>
          <text:p text:style-name="P21">Pas handhygiëne toe.</text:p>
        </text:list-item>
        <text:list-item>
          <text:p text:style-name="P21">Teken toedieningslijst af of noteer tijdstip, soort medicijn, concentratie, hoeveelheid, wijze van toediening en noteer bevindin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3" svg:font-family="Arial" style:font-adornments="Regular"/>
    <style:font-face style:name="Arial2" svg:font-family="Arial, sans-serif"/>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0cm" fo:margin-right="0cm" fo:text-indent="0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1.101cm" fo:margin-right="0cm" fo:text-indent="0cm" style:auto-text-indent="false" style:page-number="auto" style:writing-mode="page"/>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fo:text-indent="0.71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371cm" fo:text-indent="1.63cm"/>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788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1.28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1.78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2.2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2.78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3.2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3.78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4.2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7T17:31:14.940603226</dc:date>
    <meta:editing-duration>PT8H11M49S</meta:editing-duration>
    <meta:editing-cycles>20</meta:editing-cycles>
    <meta:generator>LibreOffice/5.2.4.2$Linux_X86_64 LibreOffice_project/3d5603e1122f0f102b62521720ab13a38a4e0eb0</meta:generator>
    <meta:document-statistic meta:table-count="2" meta:image-count="0" meta:object-count="0" meta:page-count="4" meta:paragraph-count="63" meta:word-count="558" meta:character-count="3714" meta:non-whitespace-character-count="3233"/>
  </office:meta>
</office:document-meta>
</file>